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Papyrus" svg:font-family="Papyrus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fo:font-size="28pt" fo:text-shadow="1pt 1pt" style:text-underline-style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language="en" fo:country="US" fo:text-shadow="none" style:text-underline-style="solid" style:text-underline-width="auto" style:text-underline-color="font-color" fo:font-weight="normal" style:font-size-asian="28pt" style:language-asian="ar" style:country-asian="SA" style:font-weight-asian="normal" style:font-size-complex="28pt" style:font-weight-complex="normal"/>
    </style:style>
    <style:style style:name="T2" style:family="text">
      <style:text-properties fo:color="#000000" style:font-name="Segoe UI1" fo:font-size="32pt" fo:language="en" fo:country="US" fo:font-style="normal" fo:text-shadow="none" style:text-underline-style="none" fo:font-weight="bold" style:font-name-asian="Papyru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1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color="#ffffff" style:font-name="Segoe UI1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ffff" style:font-name="Segoe UI1" fo:font-size="16pt" fo:font-style="normal" fo:text-shadow="1pt 1pt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font-name="Segoe UI Semibol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5.654cm" svg:height="3.236cm" svg:x="1.27cm" svg:y="0.828cm">
          <draw:text-box>
            <text:p text:style-name="P1"><text:span text:style-name="T1">HYMN #486</text:span></text:p>
            <text:p text:style-name="P1"><text:span text:style-name="T2">“</text:span><text:span text:style-name="T2">If Christ Had Not Been Raised From Death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3" draw:text-style-name="P4" draw:layer="layout" svg:width="25.4cm" svg:height="7.011cm" svg:x="1.27cm" svg:y="1.016cm">
          <draw:text-box>
            <text:p text:style-name="P1"><text:span text:style-name="T3">1.</text:span><text:span text:style-name="T4"> </text:span><text:span text:style-name="T5"><text:tab/></text:span><text:span text:style-name="T5">If Christ had not been raised from death</text:span><text:span text:style-name="T4"><text:line-break/></text:span><text:span text:style-name="T4">Our faith would be in vain,</text:span><text:span text:style-name="T4"><text:line-break/></text:span><text:span text:style-name="T4">Our preaching but a waste of breath,</text:span><text:span text:style-name="T4"><text:line-break/></text:span><text:span text:style-name="T4">Our sin and guilt rema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3" draw:text-style-name="P5" draw:layer="layout" svg:width="25.4cm" svg:height="7.011cm" svg:x="1.27cm" svg:y="0.762cm">
          <draw:text-box>
            <text:p text:style-name="P1"><text:span text:style-name="T4">But now the Lord is ris’n indeed;</text:span><text:span text:style-name="T4"><text:line-break/></text:span><text:span text:style-name="T4">He rules in earth and heav’n:</text:span><text:span text:style-name="T4"><text:line-break/></text:span><text:span text:style-name="T4">His Gospel meets a world of need—</text:span><text:span text:style-name="T4"><text:line-break/></text:span><text:span text:style-name="T4">In Christ we are forgiv’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3" draw:text-style-name="P4" draw:layer="layout" svg:width="25.4cm" svg:height="7.011cm" svg:x="1.27cm" svg:y="0.863cm">
          <draw:text-box>
            <text:p text:style-name="P1"><text:span text:style-name="T3">2.</text:span><text:span text:style-name="T4"> If Christ still lay within the tomb</text:span><text:span text:style-name="T4"><text:line-break/></text:span><text:span text:style-name="T4">Then death would be the end,</text:span><text:span text:style-name="T4"><text:line-break/></text:span><text:span text:style-name="T4">And we should face our final doom</text:span><text:span text:style-name="T4"><text:line-break/></text:span><text:span text:style-name="T4">With neither guide nor frie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3" draw:text-style-name="P5" draw:layer="layout" svg:width="25.146cm" svg:height="7.011cm" svg:x="1.27cm" svg:y="0.762cm">
          <draw:text-box>
            <text:p text:style-name="P1"><text:span text:style-name="T4">But now the Savior is raised up,</text:span><text:span text:style-name="T4"><text:line-break/></text:span><text:span text:style-name="T4">So when a Christian dies</text:span><text:span text:style-name="T4"><text:line-break/></text:span><text:span text:style-name="T4">We mourn, yet look to God in hope-</text:span><text:span text:style-name="T4"><text:line-break/></text:span><text:span text:style-name="T4">In Christ the saints arise!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3" draw:text-style-name="P4" draw:layer="layout" svg:width="25.4cm" svg:height="7.011cm" svg:x="1.27cm" svg:y="0.762cm">
          <draw:text-box>
            <text:p text:style-name="P1"><text:span text:style-name="T3">3.</text:span><text:span text:style-name="T4"> If Christ had not been truly raised</text:span><text:span text:style-name="T4"><text:line-break/></text:span><text:span text:style-name="T4">His Church would live a lie;</text:span><text:span text:style-name="T4"><text:line-break/></text:span><text:span text:style-name="T4">His name should nevermore be praised,</text:span><text:span text:style-name="T4"><text:line-break/></text:span><text:span text:style-name="T4">His words deserve to di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4" draw:text-style-name="P7" draw:layer="layout" svg:width="25.4cm" svg:height="13.014cm" svg:x="1.27cm" svg:y="0.254cm">
          <draw:text-box>
            <text:p text:style-name="P1"><text:span text:style-name="T4">But now our great Redeemer lives;</text:span><text:span text:style-name="T4"><text:line-break/></text:span><text:span text:style-name="T4">Through Him we are restored;</text:span><text:span text:style-name="T4"><text:line-break/></text:span><text:span text:style-name="T4">His Word endures, His Church revives</text:span><text:span text:style-name="T4"><text:line-break/></text:span><text:span text:style-name="T4">In Christ, our risen Lord.</text:span></text:p>
            <text:p text:style-name="P6"><text:span text:style-name="T6"/></text:p>
            <text:p text:style-name="P6"><text:span text:style-name="T7"/></text:p>
            <text:p text:style-name="P6"><text:span text:style-name="T8"><text:s text:c="10"/></text:span><text:span text:style-name="T8">© 1987 Jubilate Hymns Ltd.;</text:span></text:p>
            <text:p text:style-name="P6"><text:span text:style-name="T8"><text:s text:c="10"/></text:span><text:span text:style-name="T8">admin. Hope Publishing Co. </text:span></text:p>
            <text:p text:style-name="P6"><text:span text:style-name="T8"><text:s text:c="10"/></text:span><text:span text:style-name="T8">Used by permission:</text:span></text:p>
            <text:p text:style-name="P6"><text:span text:style-name="T8"><text:s text:c="10"/></text:span><text:span text:style-name="T8">LSB Hymn License</text:span></text:p>
            <text:p text:style-name="P6"><text:span text:style-name="T8"><text:s text:c="10"/></text:span><text:span text:style-name="T8">.NET, no. 100011038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Papyrus" svg:font-family="Papyrus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Arial" fo:font-family="Arial" style:font-family-generic="swiss" fo:font-size="12pt" fo:language="en" fo:country="US" style:letter-kerning="true" style:font-name-asian="Segoe UI2" style:font-family-asian="'Segoe UI'" style:font-family-generic-asian="roman" style:font-pitch-asian="variable" style:font-size-asian="12pt" style:language-asian="ar" style:country-asian="SA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swiss" fo:font-size="11pt" fo:language="en" fo:country="US" fo:font-weight="bold" style:font-name-asian="Trebuchet MS1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swiss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Arial" fo:font-family="Arial" style:font-family-generic="swiss" fo:language="en" fo:country="US" style:font-name-asian="Mangal" style:font-family-asian="Mangal" style:language-asian="ar" style:country-asian="SA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Arial" fo:font-family="Arial" style:font-family-generic="swiss" fo:language="en" fo:country="US" style:font-name-asian="Mangal" style:font-family-asian="Mangal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fo:language="en" fo:country="US" style:language-asian="ar" style:country-asian="SA" style:language-complex="ar" style:country-complex="SA"/>
    </style:style>
    <style:style style:name="List_20_Contents" style:display-name="List Contents" style:family="graphic">
      <style:paragraph-properties fo:margin-left="1.764cm" fo:margin-right="0cm" fo:margin-top="0cm" fo:margin-bottom="0.497cm" fo:line-height="106%" fo:text-align="start" fo:text-indent="0cm" style:text-autospace="none"/>
      <style:text-properties fo:language="en" fo:country="US" style:language-asian="ar" style:country-asian="SA" style:language-complex="ar" style:country-complex="SA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4-08T12:27:03.871000000</meta:creation-date>
    <dc:date>2019-01-17T20:55:10.046000000</dc:date>
    <meta:editing-duration>PT1H33M14S</meta:editing-duration>
    <meta:editing-cycles>11</meta:editing-cycles>
    <meta:generator>LibreOffice/6.1.3.2$Windows_X86_64 LibreOffice_project/86daf60bf00efa86ad547e59e09d6bb77c699acb</meta:generator>
    <meta:document-statistic meta:object-count="126"/>
  </office:meta>
</office:document-meta>
</file>